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re objects that can be called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 is no way to declare the return type of a closure statically</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é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3:48:03</dc:date>
    <dc:creator>Mark Veltzer</dc:creator>
    <meta:editing-duration>PT8H35M7S</meta:editing-duration>
    <meta:editing-cycles>19</meta:editing-cycles>
    <meta:generator>LibreOffice/3.3$Linux LibreOffice_project/330m19$Build-202</meta:generator>
    <meta:document-statistic meta:object-count="108"/>
  </office:meta>
</office:document-meta>
</file>